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49f2" officeooo:paragraph-rsid="002049f2"/>
    </style:style>
    <style:style style:name="P2" style:family="paragraph" style:parent-style-name="Standard">
      <style:paragraph-properties fo:line-height="200%"/>
      <style:text-properties officeooo:rsid="002049f2" officeooo:paragraph-rsid="002049f2"/>
    </style:style>
    <style:style style:name="P3" style:family="paragraph" style:parent-style-name="Standard">
      <style:paragraph-properties fo:line-height="200%" fo:text-align="center" style:justify-single-word="false"/>
      <style:text-properties officeooo:rsid="002049f2" officeooo:paragraph-rsid="002049f2"/>
    </style:style>
    <style:style style:name="P4" style:family="paragraph" style:parent-style-name="Standard">
      <style:paragraph-properties fo:line-height="200%" fo:text-align="center" style:justify-single-word="false" fo:break-before="page"/>
      <style:text-properties officeooo:rsid="002049f2" officeooo:paragraph-rsid="002049f2"/>
    </style:style>
    <style:style style:name="P5" style:family="paragraph" style:parent-style-name="Standard">
      <style:paragraph-properties fo:line-height="200%" fo:text-align="start" style:justify-single-word="false"/>
      <style:text-properties officeooo:rsid="002049f2" officeooo:paragraph-rsid="002049f2"/>
    </style:style>
    <style:style style:name="P6" style:family="paragraph" style:parent-style-name="Standard" style:master-page-name="">
      <style:paragraph-properties fo:margin-left="0.5in" fo:margin-right="0.5in" fo:line-height="200%" fo:text-align="start" style:justify-single-word="false" fo:text-indent="-0.5in" style:auto-text-indent="false" style:page-number="auto">
        <style:tab-stops/>
      </style:paragraph-properties>
      <style:text-properties officeooo:rsid="002049f2" officeooo:paragraph-rsid="002049f2"/>
    </style:style>
    <style:style style:name="P7" style:family="paragraph" style:parent-style-name="Header">
      <style:paragraph-properties fo:text-align="end" style:justify-single-word="false"/>
      <style:text-properties officeooo:rsid="002049f2" officeooo:paragraph-rsid="002049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</text:p>
      <text:p text:style-name="P2">TeacherName</text:p>
      <text:p text:style-name="P2">Class</text:p>
      <text:p text:style-name="P2">Day Month Year</text:p>
      <text:p text:style-name="P3">Title</text:p>
      <text:p text:style-name="P5"><text:tab/>Paragraph</text:p>
      <text:p text:style-name="P4">Works Cited</text:p>
      <text:p text:style-name="P6">Sour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49f2" officeooo:paragraph-rsid="002049f2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5in" fo:margin-left="0in" fo:margin-right="0in" fo:margin-top="0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stName <text:page-number text:select-page="current">2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2:10:54.975905997</meta:creation-date>
    <dc:title>Default-Writer</dc:title>
    <meta:editing-duration>PT8M12S</meta:editing-duration>
    <meta:editing-cycles>3</meta:editing-cycles>
    <meta:generator>LibreOffice/24.2.7.2$Linux_X86_64 LibreOffice_project/420$Build-2</meta:generator>
    <dc:date>2026-01-21T23:13:21.539689152</dc:date>
    <meta:document-statistic meta:table-count="0" meta:image-count="0" meta:object-count="0" meta:page-count="2" meta:paragraph-count="10" meta:word-count="15" meta:character-count="86" meta:non-whitespace-character-count="80"/>
    <meta:template xlink:type="simple" xlink:actuate="onRequest" xlink:title="Default-Writer" xlink:href="../../Templates/Default-Writer.ott" meta:date="2026-01-20T02:10:54.454966664"/>
  </office:meta>
</office:document-meta>
</file>